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9cm" draw:marker-end-width="0.439cm" draw:opacity="0%" draw:textarea-horizontal-align="justify" draw:textarea-vertical-align="middle" draw:auto-grow-height="false" fo:min-height="2.027cm" fo:min-width="1.777cm" fo:padding-top="0.205cm" fo:padding-bottom="0.205cm" fo:padding-left="0.33cm" fo:padding-right="0.3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409cm" fo:min-width="0.01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9cm" fo:min-width="0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409cm" fo:min-width="0.017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891cm" fo:min-width="0.018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42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062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73cm" svg:height="4.873cm" svg:x="0.06cm" svg:y="0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0.519cm" svg:height="1.659cm" svg:x="1.435cm" svg:y="1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22cm" svg:height="0.622cm" svg:x="1.38cm" svg:y="1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19cm" svg:height="1.659cm" svg:x="1.435cm" svg:y="1.9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517cm" svg:height="1.659cm" svg:x="2.265cm" svg:y="1.9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518cm" svg:height="1.141cm" svg:x="3.095cm" svg:y="2.4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518cm" svg:height="0.83cm" draw:transform="rotate (1.5707963267949) translate (2.782cm 2.475cm)">
          <text:p/>
          <draw:enhanced-geometry svg:viewBox="0 0 21600 21600" draw:glue-points="10800 0 0 10800 10800 21600 21600 10800" draw:text-areas="0 3100 18500 18500" draw:mirror-vertical="false" draw:type="flowchart-delay" draw:enhanced-path="M 10800 0 X 21600 10800 10800 21600 L 0 21600 0 0 Z N"/>
        </draw:custom-shape>
        <draw:custom-shape draw:style-name="gr7" draw:text-style-name="P2" draw:layer="layout" svg:width="0.311cm" svg:height="0.311cm" draw:transform="rotate (-1.5707963267949) translate (3.093cm 2.268cm)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17T16:46:05.420000000</dc:date>
    <meta:editing-duration>PT20M59S</meta:editing-duration>
    <meta:editing-cycles>9</meta:editing-cycles>
    <meta:document-statistic meta:object-count="8"/>
  </office:meta>
</office:document-meta>
</file>